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30845"/>
    </style:style>
    <style:style style:name="P4" style:family="paragraph" style:parent-style-name="Standard">
      <style:paragraph-properties fo:text-align="justify" style:justify-single-word="false"/>
      <style:text-properties officeooo:paragraph-rsid="0005fc98"/>
    </style:style>
    <style:style style:name="P5" style:family="paragraph" style:parent-style-name="Standard">
      <style:paragraph-properties fo:text-align="justify" style:justify-single-word="false"/>
      <style:text-properties officeooo:rsid="00030845" officeooo:paragraph-rsid="00030845"/>
    </style:style>
    <style:style style:name="P6" style:family="paragraph" style:parent-style-name="Standard">
      <style:paragraph-properties fo:text-align="justify" style:justify-single-word="false"/>
      <style:text-properties officeooo:rsid="00037c7e" officeooo:paragraph-rsid="00037c7e"/>
    </style:style>
    <style:style style:name="P7" style:family="paragraph" style:parent-style-name="Standard">
      <style:paragraph-properties fo:text-align="justify" style:justify-single-word="false"/>
      <style:text-properties officeooo:rsid="0003c425" officeooo:paragraph-rsid="0003c425"/>
    </style:style>
    <style:style style:name="P8" style:family="paragraph" style:parent-style-name="Standard">
      <style:paragraph-properties fo:text-align="justify" style:justify-single-word="false"/>
      <style:text-properties officeooo:rsid="0003c425" officeooo:paragraph-rsid="0005fc98"/>
    </style:style>
    <style:style style:name="P9" style:family="paragraph" style:parent-style-name="Standard">
      <style:paragraph-properties fo:text-align="justify" style:justify-single-word="false"/>
      <style:text-properties officeooo:rsid="0005fc98" officeooo:paragraph-rsid="0005fc98"/>
    </style:style>
    <style:style style:name="P10" style:family="paragraph" style:parent-style-name="Standard">
      <style:paragraph-properties fo:text-align="justify" style:justify-single-word="false"/>
      <style:text-properties officeooo:rsid="0005fc98" officeooo:paragraph-rsid="0006b902"/>
    </style:style>
    <style:style style:name="P11" style:family="paragraph" style:parent-style-name="Standard">
      <style:paragraph-properties fo:text-align="justify" style:justify-single-word="false"/>
      <style:text-properties officeooo:rsid="0006b902" officeooo:paragraph-rsid="0006b902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030845" officeooo:paragraph-rsid="0003084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9d42a" officeooo:paragraph-rsid="0009d42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bold" officeooo:rsid="0005fc98" officeooo:paragraph-rsid="0006b902"/>
    </style:style>
    <style:style style:name="T1" style:family="text">
      <style:text-properties officeooo:rsid="00030845"/>
    </style:style>
    <style:style style:name="T2" style:family="text">
      <style:text-properties officeooo:rsid="000516d8"/>
    </style:style>
    <style:style style:name="T3" style:family="text">
      <style:text-properties fo:font-variant="normal" fo:text-transform="none" fo:color="#222222" fo:letter-spacing="normal" officeooo:rsid="0005fc98"/>
    </style:style>
    <style:style style:name="T4" style:family="text">
      <style:text-properties fo:font-variant="normal" fo:text-transform="none" fo:color="#222222" style:font-name="arial" fo:font-size="12pt" fo:letter-spacing="normal" fo:font-style="normal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bold" officeooo:rsid="0005fc98"/>
    </style:style>
    <style:style style:name="T7" style:family="text">
      <style:text-properties officeooo:rsid="00037c7e"/>
    </style:style>
    <style:style style:name="T8" style:family="text">
      <style:text-properties officeooo:rsid="0006b902"/>
    </style:style>
    <style:style style:name="T9" style:family="text">
      <style:text-properties officeooo:rsid="00083608"/>
    </style:style>
    <style:style style:name="T10" style:family="text">
      <style:text-properties officeooo:rsid="000cee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UNIVERSIDADE FEDERAL DO MATO GROSSO</text:span></text:p>
      <text:p text:style-name="P1"><text:tab/><text:span text:style-name="T1">CAMPUS UNIVERSITÁRIO DO ARAGUAIA</text:span></text:p>
      <text:p text:style-name="P1"><text:tab/><text:span text:style-name="T1">Instituto de Ciências Exatas e da Terra</text:span></text:p>
      <text:p text:style-name="P1"><text:tab/><text:span text:style-name="T1">Curso de Bacharelado em Ciência da Computação</text:span></text:p>
      <text:p text:style-name="P2"/>
      <text:p text:style-name="P2"><text:tab/><text:span text:style-name="T1">Disciplina: Estrutura da Dados 2</text:span></text:p>
      <text:p text:style-name="P3"><text:tab/><text:span text:style-name="T1">Professor: Ivairton M. Santos</text:span></text:p>
      <text:p text:style-name="P3"/>
      <text:p text:style-name="P3"/>
      <text:p text:style-name="P11">Aluno: Miguel Freitas de Lima Junior. <text:s text:c="6"/><text:span text:style-name="T9">Data entrega: 21/08</text:span></text:p>
      <text:p text:style-name="P3"/>
      <text:p text:style-name="P3"/>
      <text:p text:style-name="P5"><text:tab/>Trabalho – 3.</text:p>
      <text:p text:style-name="P5"/>
      <text:p text:style-name="P7">Obs:</text:p>
      <text:p text:style-name="P7"><text:tab/>As entradas foram geradas com um algoritmo que gera um par de n<text:span text:style-name="T9">ú</text:span>mero<text:span text:style-name="T9">s</text:span> que podem ir de 0 a 9999, isso foi usado para facilitar a geração do arquivo de entrada, os n<text:span text:style-name="T2">ú</text:span>mer<text:span text:style-name="T2">os</text:span> “incompletos” são as vagas de onde seriam os zeros (o algoritmo trata isso), o zero a esquerda complicada a implementação quando se usa tipo inteiro para indexar, devido a uma característica da linguagem <text:span text:style-name="T2">que faz um transformção de base decimal para base octal (esse problema só ocorre porque foi usado o tipo inteiro para guardar o código de cada livro).</text:span></text:p>
      <text:p text:style-name="P3"/>
      <text:p text:style-name="P3"/>
      <text:p text:style-name="P12">Teste de eficiência:</text:p>
      <text:p text:style-name="P11">Máquina utilizada:</text:p>
      <text:p text:style-name="P11">Modelo: <text:s/>Intel(R) Core(TM) i5-6200U CPU @ 2.30GHz.</text:p>
      <text:p text:style-name="P11">Arquitetura: <text:s/>x86_64.</text:p>
      <text:p text:style-name="P11">SO: Ubuntu 16.04.5 LTS.</text:p>
      <text:p text:style-name="P11"/>
      <text:p text:style-name="P5"/>
      <text:p text:style-name="P6">Primeira entrada com o arquivo “linput10k.txt” contendo 10.000 livros e T = 2</text:p>
      <text:p text:style-name="P6"/>
      <text:p text:style-name="P7">Árvore B → “BibliB.c”</text:p>
      <text:p text:style-name="P4"><text:span text:style-name="T7"><text:tab/>O </text:span><text:span text:style-name="T3">tempo gasto num percurso em Ordem é de (2.403*10^07) </text:span><text:span text:style-name="T6">µs</text:span></text:p>
      <text:p text:style-name="P9">Árvore B+ → “BibliB+.c”</text:p>
      <text:p text:style-name="P9"><text:tab/>O tempo gasto num percurso em Ordem é de (5.5142*10^07 )<text:span text:style-name="T5">µs</text:span></text:p>
      <text:p text:style-name="P5"><text:s/><text:tab/><text:tab/></text:p>
      <text:p text:style-name="P5"/>
      <text:p text:style-name="P5"/>
      <text:p text:style-name="P9">Segunda entrada com o arquivo “linput100k.txt” contendo 100.000 livros e T = 4</text:p>
      <text:p text:style-name="P9"/>
      <text:p text:style-name="P8">Árvore B → “BibliB.c”</text:p>
      <text:p text:style-name="P4"><text:span text:style-name="T7"><text:tab/>O </text:span><text:span text:style-name="T3">tempo gasto num percurso em Ordem é de (2.4465*10^08) </text:span><text:span text:style-name="T6">µs</text:span></text:p>
      <text:p text:style-name="P9">Árvore B+ → “BibliB+.c”</text:p>
      <text:p text:style-name="P10"><text:tab/>O tempo gasto num percurso em Ordem é de (<text:span text:style-name="T8"> 2.98084*10^08</text:span> )<text:span text:style-name="T5">µs</text:span></text:p>
      <text:p text:style-name="P14"/>
      <text:p text:style-name="P14"/>
      <text:p text:style-name="P14"/>
      <text:p text:style-name="P13"><text:span text:style-name="T4"><text:tab/>Observando, podemos dizer que para um percurso em Ordem, a arvore B+ saí prejudicada, devido a repetição dos valores de indexação, levando um tempo a mais para completar o percurso(Isso não vale se utilizarmos a vantagem da estrutura para </text:span><text:soft-page-break/><text:span text:style-name="T4">acessarmos todos os livros). E de uma quantida para outra, com uma diferença de 90.000 “livros” foi acrescentado um 0 a direita em tempo.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1:15:28.351347760</meta:creation-date>
    <dc:date>2018-08-21T22:38:22.691799750</dc:date>
    <meta:editing-duration>PT27M2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305" meta:character-count="1816" meta:non-whitespace-character-count="1512"/>
  </office:meta>
</office:document-meta>
</file>